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style:style style:name="T1" style:family="text">
      <style:text-properties fo:language="bg" fo:country="BG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5685678700367372" text:style-name="L1">
        <text:list-item>
          <text:p text:style-name="P1">ID</text:p>
        </text:list-item>
        <text:list-item>
          <text:p text:style-name="P1">username – <text:span text:style-name="T1">Потребителско име</text:span></text:p>
        </text:list-item>
        <text:list-item>
          <text:p text:style-name="P2">password – <text:span text:style-name="T1">Парола</text:span></text:p>
        </text:list-item>
        <text:list-item>
          <text:p text:style-name="P2">e-mail – <text:span text:style-name="T1">За забравена парола</text:span></text:p>
        </text:list-item>
        <text:list-item>
          <text:p text:style-name="P2">date_reg – <text:span text:style-name="T1">дата на регистрация</text:span></text:p>
        </text:list-item>
        <text:list-item>
          <text:p text:style-name="P2">status_admin – <text:span text:style-name="T1">Дали е главен </text:span>user <text:span text:style-name="T1">или н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7T11:44:05.83</meta:creation-date>
    <meta:generator>OpenOffice/4.1.0$Win32 OpenOffice.org_project/410m18$Build-9764</meta:generator>
    <meta:document-statistic meta:table-count="0" meta:image-count="0" meta:object-count="0" meta:page-count="1" meta:paragraph-count="6" meta:word-count="32" meta:character-count="157"/>
    <dc:date>2014-09-27T11:52:08.26</dc:date>
    <meta:editing-duration>PT8M2S</meta:editing-duration>
    <meta:editing-cycles>1</meta:editing-cycles>
  </office:meta>
</office:document-meta>
</file>